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09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1.848in"/>
    </style:style>
    <style:style style:name="co7" style:family="table-column">
      <style:table-column-properties fo:break-before="auto" style:column-width="1.1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Chapter </text:p>
          </table:table-cell>
          <table:table-cell office:value-type="string">
            <text:p>Exercise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Date Completed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2">
          <table:table-cell office:value-type="string">
            <text:p>7 – Visualization</text:p>
          </table:table-cell>
          <table:table-cell office:value-type="string">
            <text:p>Chipotle</text:p>
          </table:table-cell>
          <table:table-cell office:value-type="string">
            <text:p>Done</text:p>
          </table:table-cell>
          <table:table-cell/>
          <table:table-cell table:style-name="ce1" office:value-type="date" office:date-value="2020-11-11">
            <text:p>11/11/20</text:p>
          </table:table-cell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Online_Retail</text:p>
          </table:table-cell>
          <table:table-cell office:value-type="string">
            <text:p>Revisit</text:p>
          </table:table-cell>
          <table:table-cell office:value-type="string">
            <text:p>Almost done</text:p>
          </table:table-cell>
          <table:table-cell/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Scores</text:p>
          </table:table-cell>
          <table:table-cell office:value-type="string">
            <text:p>Done</text:p>
          </table:table-cell>
          <table:table-cell/>
          <table:table-cell table:style-name="ce1" office:value-type="date" office:date-value="2020-11-12">
            <text:p>11/12/20</text:p>
          </table:table-cell>
        </table:table-row>
        <table:table-row table:style-name="ro1">
          <table:table-cell office:value-type="string">
            <text:p>7 – Visualization</text:p>
          </table:table-cell>
          <table:table-cell office:value-type="string">
            <text:p>Tips</text:p>
          </table:table-cell>
          <table:table-cell office:value-type="string">
            <text:p>Started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2">11/12/2020</text:date>, <text:time>19:1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Block</meta:initial-creator>
    <meta:creation-date>2020-11-10T19:34:56.88</meta:creation-date>
    <meta:generator>OpenOffice/4.1.6$Win32 OpenOffice.org_project/416m1$Build-9790</meta:generator>
    <dc:date>2020-11-12T19:12:07.18</dc:date>
    <dc:creator>Andrew Block</dc:creator>
    <meta:editing-duration>PT17H10M45S</meta:editing-duration>
    <meta:editing-cycles>5</meta:editing-cycles>
    <meta:document-statistic meta:table-count="3" meta:cell-count="20" meta:object-count="0"/>
  </office:meta>
</office:document-meta>
</file>